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cember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43" table:style-name="ce5">
            <text:p>343</text:p>
          </table:table-cell>
          <table:table-cell office:value-type="float" office:value="329.07406000000003" table:style-name="ce5">
            <text:p>329</text:p>
          </table:table-cell>
          <table:table-cell office:value-type="float" office:value="775" table:style-name="ce5">
            <text:p>775</text:p>
          </table:table-cell>
          <table:table-cell office:value-type="float" office:value="752.09839000000011" table:style-name="ce5">
            <text:p>752</text:p>
          </table:table-cell>
          <table:table-cell office:value-type="float" office:value="4223" table:style-name="ce5">
            <text:p>4,223</text:p>
          </table:table-cell>
          <table:table-cell office:value-type="float" office:value="4114.7929499999973" table:style-name="ce5">
            <text:p>4,115</text:p>
          </table:table-cell>
          <table:table-cell office:value-type="float" office:value="2623" table:style-name="ce5">
            <text:p>2,623</text:p>
          </table:table-cell>
          <table:table-cell office:value-type="float" office:value="2568.1498799999995" table:style-name="ce5">
            <text:p>2,568</text:p>
          </table:table-cell>
          <table:table-cell office:value-type="float" office:value="180" table:style-name="ce5">
            <text:p>180</text:p>
          </table:table-cell>
          <table:table-cell office:value-type="float" office:value="175.56732999999997" table:style-name="ce5">
            <text:p>176</text:p>
          </table:table-cell>
          <table:table-cell office:value-type="float" office:value="33" table:style-name="ce5">
            <text:p>33</text:p>
          </table:table-cell>
          <table:table-cell office:value-type="float" office:value="31.99325" table:style-name="ce5">
            <text:p>32</text:p>
          </table:table-cell>
          <table:table-cell office:value-type="float" office:value="8177" table:style-name="ce5">
            <text:p>8,177</text:p>
          </table:table-cell>
          <table:table-cell office:value-type="float" office:value="7971.6758599999966" table:style-name="ce5">
            <text:p>7,972</text:p>
          </table:table-cell>
          <table:table-cell office:value-type="float" office:value="64" table:style-name="ce5">
            <text:p>64</text:p>
          </table:table-cell>
          <table:table-cell office:value-type="float" office:value="62.199999999999996" table:style-name="ce5">
            <text:p>62</text:p>
          </table:table-cell>
          <table:table-cell office:value-type="float" office:value="469" table:style-name="ce5">
            <text:p>469</text:p>
          </table:table-cell>
          <table:table-cell office:value-type="float" office:value="465.82" table:style-name="ce5">
            <text:p>466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541" table:style-name="ce5">
            <text:p>541</text:p>
          </table:table-cell>
          <table:table-cell office:value-type="float" office:value="536.02" table:style-name="ce5">
            <text:p>536</text:p>
          </table:table-cell>
          <table:table-cell office:value-type="float" office:value="0" table:style-name="ce5">
            <text:p>0</text:p>
          </table:table-cell>
          <table:table-cell office:value-type="float" office:value="8718" table:style-name="ce5">
            <text:p>8,718</text:p>
          </table:table-cell>
          <table:table-cell office:value-type="float" office:value="8507.6958599999962" table:style-name="ce5">
            <text:p>8,508</text:p>
          </table:table-cell>
          <table:table-cell office:value-type="float" office:value="30398139.290000003" table:style-name="ce5">
            <text:p>30,398,139</text:p>
          </table:table-cell>
          <table:table-cell office:value-type="float" office:value="1092010.0099999998" table:style-name="ce5">
            <text:p>1,092,010</text:p>
          </table:table-cell>
          <table:table-cell office:value-type="float" office:value="164710.19" table:style-name="ce5">
            <text:p>164,710</text:p>
          </table:table-cell>
          <table:table-cell office:value-type="float" office:value="66640.98" table:style-name="ce5">
            <text:p>66,641</text:p>
          </table:table-cell>
          <table:table-cell office:value-type="float" office:value="9508377.620000001" table:style-name="ce5">
            <text:p>9,508,378</text:p>
          </table:table-cell>
          <table:table-cell office:value-type="float" office:value="3855449" table:style-name="ce5">
            <text:p>3,855,449</text:p>
          </table:table-cell>
          <table:table-cell office:value-type="float" office:value="45085327.090000004" table:style-name="ce5">
            <text:p>45,085,327</text:p>
          </table:table-cell>
          <table:table-cell office:value-type="float" office:value="5343093.3500000015" table:style-name="ce6">
            <text:p>5,343,093</text:p>
          </table:table-cell>
          <table:table-cell office:value-type="float" office:value="1657442.47" table:style-name="ce6">
            <text:p>1,657,442</text:p>
          </table:table-cell>
          <table:table-cell office:value-type="float" office:value="7000535.8200000012" table:style-name="ce6">
            <text:p>7,000,536</text:p>
          </table:table-cell>
          <table:table-cell office:value-type="float" office:value="52085862.910000004" table:style-name="ce6">
            <text:p>52,085,86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40" table:style-name="ce5">
            <text:p>140</text:p>
          </table:table-cell>
          <table:table-cell office:value-type="float" office:value="127.21706000000005" table:style-name="ce5">
            <text:p>127</text:p>
          </table:table-cell>
          <table:table-cell office:value-type="float" office:value="94" table:style-name="ce5">
            <text:p>94</text:p>
          </table:table-cell>
          <table:table-cell office:value-type="float" office:value="86.583789999999979" table:style-name="ce5">
            <text:p>87</text:p>
          </table:table-cell>
          <table:table-cell office:value-type="float" office:value="84" table:style-name="ce5">
            <text:p>84</text:p>
          </table:table-cell>
          <table:table-cell office:value-type="float" office:value="80.481080000000006" table:style-name="ce5">
            <text:p>80</text:p>
          </table:table-cell>
          <table:table-cell office:value-type="float" office:value="10" table:style-name="ce5">
            <text:p>10</text:p>
          </table:table-cell>
          <table:table-cell office:value-type="float" office:value="9.2972900000000003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9" table:style-name="ce5">
            <text:p>329</text:p>
          </table:table-cell>
          <table:table-cell office:value-type="float" office:value="304.57922000000002" table:style-name="ce5">
            <text:p>305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36" table:style-name="ce5">
            <text:p>336</text:p>
          </table:table-cell>
          <table:table-cell office:value-type="float" office:value="311.57922000000002" table:style-name="ce5">
            <text:p>312</text:p>
          </table:table-cell>
          <table:table-cell office:value-type="float" office:value="764639.91" table:style-name="ce5">
            <text:p>764,640</text:p>
          </table:table-cell>
          <table:table-cell office:value-type="float" office:value="10173.129999999999" table:style-name="ce5">
            <text:p>10,173</text:p>
          </table:table-cell>
          <table:table-cell office:value-type="float" office:value="5068.88" table:style-name="ce5">
            <text:p>5,069</text:p>
          </table:table-cell>
          <table:table-cell office:value-type="float" office:value="17455.04" table:style-name="ce5">
            <text:p>17,455</text:p>
          </table:table-cell>
          <table:table-cell office:value-type="float" office:value="224421.91" table:style-name="ce5">
            <text:p>224,422</text:p>
          </table:table-cell>
          <table:table-cell office:value-type="float" office:value="73487.69" table:style-name="ce5">
            <text:p>73,488</text:p>
          </table:table-cell>
          <table:table-cell office:value-type="float" office:value="1095246.56" table:style-name="ce5">
            <text:p>1,095,247</text:p>
          </table:table-cell>
          <table:table-cell office:value-type="float" office:value="17275.25" table:style-name="ce6">
            <text:p>17,275</text:p>
          </table:table-cell>
          <table:table-cell office:value-type="float" office:value="0" table:style-name="ce6">
            <text:p>0</text:p>
          </table:table-cell>
          <table:table-cell office:value-type="float" office:value="17275.25" table:style-name="ce6">
            <text:p>17,275</text:p>
          </table:table-cell>
          <table:table-cell office:value-type="float" office:value="1112521.81" table:style-name="ce6">
            <text:p>1,112,52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67" table:style-name="ce5">
            <text:p>9,167</text:p>
          </table:table-cell>
          <table:table-cell office:value-type="float" office:value="7980.8293900001036" table:style-name="ce5">
            <text:p>7,981</text:p>
          </table:table-cell>
          <table:table-cell office:value-type="float" office:value="2835" table:style-name="ce5">
            <text:p>2,835</text:p>
          </table:table-cell>
          <table:table-cell office:value-type="float" office:value="2678.9017599999943" table:style-name="ce5">
            <text:p>2,679</text:p>
          </table:table-cell>
          <table:table-cell office:value-type="float" office:value="3070" table:style-name="ce5">
            <text:p>3,070</text:p>
          </table:table-cell>
          <table:table-cell office:value-type="float" office:value="2917.0532199999916" table:style-name="ce5">
            <text:p>2,917</text:p>
          </table:table-cell>
          <table:table-cell office:value-type="float" office:value="808" table:style-name="ce5">
            <text:p>808</text:p>
          </table:table-cell>
          <table:table-cell office:value-type="float" office:value="785.97617000000014" table:style-name="ce5">
            <text:p>786</text:p>
          </table:table-cell>
          <table:table-cell office:value-type="float" office:value="69" table:style-name="ce5">
            <text:p>69</text:p>
          </table:table-cell>
          <table:table-cell office:value-type="float" office:value="68.306759999999997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49" table:style-name="ce5">
            <text:p>15,949</text:p>
          </table:table-cell>
          <table:table-cell office:value-type="float" office:value="14431.067300000088" table:style-name="ce5">
            <text:p>14,431</text:p>
          </table:table-cell>
          <table:table-cell office:value-type="float" office:value="1774.625844594595" table:style-name="ce5">
            <text:p>1,775</text:p>
          </table:table-cell>
          <table:table-cell office:value-type="float" office:value="1774.625844594595" table:style-name="ce5">
            <text:p>1,775</text:p>
          </table:table-cell>
          <table:table-cell office:value-type="float" office:value="3.74" table:style-name="ce5">
            <text:p>4</text:p>
          </table:table-cell>
          <table:table-cell office:value-type="float" office:value="3.7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78.365844594595" table:style-name="ce5">
            <text:p>1,778</text:p>
          </table:table-cell>
          <table:table-cell office:value-type="float" office:value="1778.365844594595" table:style-name="ce5">
            <text:p>1,778</text:p>
          </table:table-cell>
          <table:table-cell office:value-type="float" office:value="0" table:style-name="ce5">
            <text:p>0</text:p>
          </table:table-cell>
          <table:table-cell office:value-type="float" office:value="17727.365844594595" table:style-name="ce5">
            <text:p>17,727</text:p>
          </table:table-cell>
          <table:table-cell office:value-type="float" office:value="16209.433144594683" table:style-name="ce5">
            <text:p>16,209</text:p>
          </table:table-cell>
          <table:table-cell office:value-type="float" office:value="37891357.349999994" table:style-name="ce5">
            <text:p>37,891,357</text:p>
          </table:table-cell>
          <table:table-cell office:value-type="float" office:value="685565.82" table:style-name="ce5">
            <text:p>685,566</text:p>
          </table:table-cell>
          <table:table-cell office:value-type="float" office:value="168689" table:style-name="ce5">
            <text:p>168,689</text:p>
          </table:table-cell>
          <table:table-cell office:value-type="float" office:value="638279.26" table:style-name="ce5">
            <text:p>638,279</text:p>
          </table:table-cell>
          <table:table-cell office:value-type="float" office:value="10992992.84" table:style-name="ce5">
            <text:p>10,992,993</text:p>
          </table:table-cell>
          <table:table-cell office:value-type="float" office:value="3953013.06" table:style-name="ce5">
            <text:p>3,953,013</text:p>
          </table:table-cell>
          <table:table-cell office:value-type="float" office:value="54329897.329999998" table:style-name="ce5">
            <text:p>54,329,897</text:p>
          </table:table-cell>
          <table:table-cell office:value-type="float" office:value="5477857.2400000012" table:style-name="ce6">
            <text:p>5,477,857</text:p>
          </table:table-cell>
          <table:table-cell office:value-type="float" office:value="0" table:style-name="ce6">
            <text:p>0</text:p>
          </table:table-cell>
          <table:table-cell office:value-type="float" office:value="5477857.2400000012" table:style-name="ce6">
            <text:p>5,477,857</text:p>
          </table:table-cell>
          <table:table-cell office:value-type="float" office:value="59807754.57" table:style-name="ce6">
            <text:p>59,807,7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5" table:style-name="ce5">
            <text:p>465</text:p>
          </table:table-cell>
          <table:table-cell office:value-type="float" office:value="413.05006000000037" table:style-name="ce5">
            <text:p>413</text:p>
          </table:table-cell>
          <table:table-cell office:value-type="float" office:value="384" table:style-name="ce5">
            <text:p>384</text:p>
          </table:table-cell>
          <table:table-cell office:value-type="float" office:value="355.76440000000014" table:style-name="ce5">
            <text:p>356</text:p>
          </table:table-cell>
          <table:table-cell office:value-type="float" office:value="344" table:style-name="ce5">
            <text:p>344</text:p>
          </table:table-cell>
          <table:table-cell office:value-type="float" office:value="330.82812000000013" table:style-name="ce5">
            <text:p>331</text:p>
          </table:table-cell>
          <table:table-cell office:value-type="float" office:value="96" table:style-name="ce5">
            <text:p>96</text:p>
          </table:table-cell>
          <table:table-cell office:value-type="float" office:value="95.000010000000003" table:style-name="ce5">
            <text:p>95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98" table:style-name="ce5">
            <text:p>1,298</text:p>
          </table:table-cell>
          <table:table-cell office:value-type="float" office:value="1202.9579100000005" table:style-name="ce5">
            <text:p>1,2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98" table:style-name="ce5">
            <text:p>1,298</text:p>
          </table:table-cell>
          <table:table-cell office:value-type="float" office:value="1202.9579100000005" table:style-name="ce5">
            <text:p>1,203</text:p>
          </table:table-cell>
          <table:table-cell office:value-type="float" office:value="3559719.2399999998" table:style-name="ce5">
            <text:p>3,559,719</text:p>
          </table:table-cell>
          <table:table-cell office:value-type="float" office:value="21001.969999999998" table:style-name="ce5">
            <text:p>21,002</text:p>
          </table:table-cell>
          <table:table-cell office:value-type="float" office:value="30365.5" table:style-name="ce5">
            <text:p>30,366</text:p>
          </table:table-cell>
          <table:table-cell office:value-type="float" office:value="17617.309999999998" table:style-name="ce5">
            <text:p>17,617</text:p>
          </table:table-cell>
          <table:table-cell office:value-type="float" office:value="870291.26" table:style-name="ce5">
            <text:p>870,291</text:p>
          </table:table-cell>
          <table:table-cell office:value-type="float" office:value="326705.21000000002" table:style-name="ce5">
            <text:p>326,705</text:p>
          </table:table-cell>
          <table:table-cell office:value-type="float" office:value="4825700.49" table:style-name="ce5">
            <text:p>4,825,700</text:p>
          </table:table-cell>
          <table:table-cell office:value-type="float" office:value="20168.88" table:style-name="ce6">
            <text:p>20,169</text:p>
          </table:table-cell>
          <table:table-cell office:value-type="float" office:value="0" table:style-name="ce6">
            <text:p>0</text:p>
          </table:table-cell>
          <table:table-cell office:value-type="float" office:value="20168.88" table:style-name="ce6">
            <text:p>20,169</text:p>
          </table:table-cell>
          <table:table-cell office:value-type="float" office:value="4845869.37" table:style-name="ce6">
            <text:p>4,845,86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837" table:style-name="ce5">
            <text:p>29,837</text:p>
          </table:table-cell>
          <table:table-cell office:value-type="float" office:value="28137.405590000213" table:style-name="ce5">
            <text:p>28,137</text:p>
          </table:table-cell>
          <table:table-cell office:value-type="float" office:value="7577" table:style-name="ce5">
            <text:p>7,577</text:p>
          </table:table-cell>
          <table:table-cell office:value-type="float" office:value="7221.7237700000542" table:style-name="ce5">
            <text:p>7,222</text:p>
          </table:table-cell>
          <table:table-cell office:value-type="float" office:value="7760" table:style-name="ce5">
            <text:p>7,760</text:p>
          </table:table-cell>
          <table:table-cell office:value-type="float" office:value="7397.9439200000252" table:style-name="ce5">
            <text:p>7,398</text:p>
          </table:table-cell>
          <table:table-cell office:value-type="float" office:value="897" table:style-name="ce5">
            <text:p>897</text:p>
          </table:table-cell>
          <table:table-cell office:value-type="float" office:value="881.73638000000005" table:style-name="ce5">
            <text:p>882</text:p>
          </table:table-cell>
          <table:table-cell office:value-type="float" office:value="58" table:style-name="ce5">
            <text:p>58</text:p>
          </table:table-cell>
          <table:table-cell office:value-type="float" office:value="57.310809999999996" table:style-name="ce5">
            <text:p>57</text:p>
          </table:table-cell>
          <table:table-cell office:value-type="float" office:value="22569" table:style-name="ce5">
            <text:p>22,569</text:p>
          </table:table-cell>
          <table:table-cell office:value-type="float" office:value="20910.642350000002" table:style-name="ce5">
            <text:p>20,911</text:p>
          </table:table-cell>
          <table:table-cell office:value-type="float" office:value="68698" table:style-name="ce5">
            <text:p>68,698</text:p>
          </table:table-cell>
          <table:table-cell office:value-type="float" office:value="64606.762820000302" table:style-name="ce5">
            <text:p>64,607</text:p>
          </table:table-cell>
          <table:table-cell office:value-type="float" office:value="968.96419514872366" table:style-name="ce5">
            <text:p>969</text:p>
          </table:table-cell>
          <table:table-cell office:value-type="float" office:value="968.96419514872366" table:style-name="ce5">
            <text:p>969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9.16419515170389" table:style-name="ce5">
            <text:p>969</text:p>
          </table:table-cell>
          <table:table-cell office:value-type="float" office:value="969.16419515170389" table:style-name="ce5">
            <text:p>969</text:p>
          </table:table-cell>
          <table:table-cell office:value-type="float" office:value="0" table:style-name="ce5">
            <text:p>0</text:p>
          </table:table-cell>
          <table:table-cell office:value-type="float" office:value="69667.164195151709" table:style-name="ce5">
            <text:p>69,667</text:p>
          </table:table-cell>
          <table:table-cell office:value-type="float" office:value="65575.927015152003" table:style-name="ce5">
            <text:p>65,576</text:p>
          </table:table-cell>
          <table:table-cell office:value-type="float" office:value="178374218.67000005" table:style-name="ce5">
            <text:p>178,374,219</text:p>
          </table:table-cell>
          <table:table-cell office:value-type="float" office:value="22786601.739999998" table:style-name="ce5">
            <text:p>22,786,602</text:p>
          </table:table-cell>
          <table:table-cell office:value-type="float" office:value="317040.92" table:style-name="ce5">
            <text:p>317,041</text:p>
          </table:table-cell>
          <table:table-cell office:value-type="float" office:value="7565172.9999999991" table:style-name="ce5">
            <text:p>7,565,173</text:p>
          </table:table-cell>
          <table:table-cell office:value-type="float" office:value="55912944.109999999" table:style-name="ce5">
            <text:p>55,912,944</text:p>
          </table:table-cell>
          <table:table-cell office:value-type="float" office:value="22540239.729999997" table:style-name="ce5">
            <text:p>22,540,240</text:p>
          </table:table-cell>
          <table:table-cell office:value-type="float" office:value="287496218.17000008" table:style-name="ce5">
            <text:p>287,496,218</text:p>
          </table:table-cell>
          <table:table-cell office:value-type="float" office:value="4075234.73" table:style-name="ce6">
            <text:p>4,075,235</text:p>
          </table:table-cell>
          <table:table-cell office:value-type="float" office:value="198996.58000000002" table:style-name="ce6">
            <text:p>198,997</text:p>
          </table:table-cell>
          <table:table-cell office:value-type="float" office:value="4274231.3099999996" table:style-name="ce6">
            <text:p>4,274,231</text:p>
          </table:table-cell>
          <table:table-cell office:value-type="float" office:value="291770449.48000008" table:style-name="ce6">
            <text:p>291,770,44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22" table:style-name="ce5">
            <text:p>1,122</text:p>
          </table:table-cell>
          <table:table-cell office:value-type="float" office:value="1015.2411099999971" table:style-name="ce5">
            <text:p>1,015</text:p>
          </table:table-cell>
          <table:table-cell office:value-type="float" office:value="476" table:style-name="ce5">
            <text:p>476</text:p>
          </table:table-cell>
          <table:table-cell office:value-type="float" office:value="455.02404000000018" table:style-name="ce5">
            <text:p>455</text:p>
          </table:table-cell>
          <table:table-cell office:value-type="float" office:value="189" table:style-name="ce5">
            <text:p>189</text:p>
          </table:table-cell>
          <table:table-cell office:value-type="float" office:value="179.07380000000001" table:style-name="ce5">
            <text:p>179</text:p>
          </table:table-cell>
          <table:table-cell office:value-type="float" office:value="51" table:style-name="ce5">
            <text:p>51</text:p>
          </table:table-cell>
          <table:table-cell office:value-type="float" office:value="50.540530000000004" table:style-name="ce5">
            <text:p>5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2" table:style-name="ce5">
            <text:p>1,842</text:p>
          </table:table-cell>
          <table:table-cell office:value-type="float" office:value="1703.8794799999971" table:style-name="ce5">
            <text:p>1,704</text:p>
          </table:table-cell>
          <table:table-cell office:value-type="float" office:value="223" table:style-name="ce5">
            <text:p>223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" table:style-name="ce5">
            <text:p>223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2065" table:style-name="ce5">
            <text:p>2,065</text:p>
          </table:table-cell>
          <table:table-cell office:value-type="float" office:value="1909.8794799999971" table:style-name="ce5">
            <text:p>1,910</text:p>
          </table:table-cell>
          <table:table-cell office:value-type="float" office:value="3983571.9200000004" table:style-name="ce5">
            <text:p>3,983,572</text:p>
          </table:table-cell>
          <table:table-cell office:value-type="float" office:value="60894.270000000004" table:style-name="ce5">
            <text:p>60,894</text:p>
          </table:table-cell>
          <table:table-cell office:value-type="float" office:value="59919.55999999999" table:style-name="ce5">
            <text:p>59,920</text:p>
          </table:table-cell>
          <table:table-cell office:value-type="float" office:value="86561.04" table:style-name="ce5">
            <text:p>86,561</text:p>
          </table:table-cell>
          <table:table-cell office:value-type="float" office:value="1131333.1500000001" table:style-name="ce5">
            <text:p>1,131,333</text:p>
          </table:table-cell>
          <table:table-cell office:value-type="float" office:value="406319.28999999992" table:style-name="ce5">
            <text:p>406,319</text:p>
          </table:table-cell>
          <table:table-cell office:value-type="float" office:value="5728599.2300000004" table:style-name="ce5">
            <text:p>5,728,599</text:p>
          </table:table-cell>
          <table:table-cell office:value-type="float" office:value="447252.82" table:style-name="ce6">
            <text:p>447,253</text:p>
          </table:table-cell>
          <table:table-cell office:value-type="float" office:value="0" table:style-name="ce6">
            <text:p>0</text:p>
          </table:table-cell>
          <table:table-cell office:value-type="float" office:value="447252.82" table:style-name="ce6">
            <text:p>447,253</text:p>
          </table:table-cell>
          <table:table-cell office:value-type="float" office:value="6175852.0500000007" table:style-name="ce6">
            <text:p>6,175,85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31" table:style-name="ce5">
            <text:p>2,231</text:p>
          </table:table-cell>
          <table:table-cell office:value-type="float" office:value="2022.297883" table:style-name="ce5">
            <text:p>2,022</text:p>
          </table:table-cell>
          <table:table-cell office:value-type="float" office:value="2231" table:style-name="ce5">
            <text:p>2,231</text:p>
          </table:table-cell>
          <table:table-cell office:value-type="float" office:value="2022.297883" table:style-name="ce5">
            <text:p>2,022</text:p>
          </table:table-cell>
          <table:table-cell office:value-type="float" office:value="72" table:style-name="ce5">
            <text:p>72</text:p>
          </table:table-cell>
          <table:table-cell office:value-type="float" office:value="72" table:style-name="ce5">
            <text:p>7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" table:style-name="ce5">
            <text:p>74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2305" table:style-name="ce5">
            <text:p>2,305</text:p>
          </table:table-cell>
          <table:table-cell office:value-type="float" office:value="2096.2978830000002" table:style-name="ce5">
            <text:p>2,096</text:p>
          </table:table-cell>
          <table:table-cell office:value-type="float" office:value="9990183.5799999945" table:style-name="ce5">
            <text:p>9,990,1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90183.5799999945" table:style-name="ce5">
            <text:p>9,990,184</text:p>
          </table:table-cell>
          <table:table-cell office:value-type="float" office:value="639815.84" table:style-name="ce6">
            <text:p>639,816</text:p>
          </table:table-cell>
          <table:table-cell office:value-type="float" office:value="0" table:style-name="ce6">
            <text:p>0</text:p>
          </table:table-cell>
          <table:table-cell office:value-type="float" office:value="639815.84" table:style-name="ce6">
            <text:p>639,816</text:p>
          </table:table-cell>
          <table:table-cell office:value-type="float" office:value="10629999.419999994" table:style-name="ce6">
            <text:p>10,629,99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" table:style-name="ce5">
            <text:p>121</text:p>
          </table:table-cell>
          <table:table-cell office:value-type="float" office:value="113.07" table:style-name="ce5">
            <text:p>113</text:p>
          </table:table-cell>
          <table:table-cell office:value-type="float" office:value="121" table:style-name="ce5">
            <text:p>121</text:p>
          </table:table-cell>
          <table:table-cell office:value-type="float" office:value="113.07" table:style-name="ce5">
            <text:p>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1" table:style-name="ce5">
            <text:p>121</text:p>
          </table:table-cell>
          <table:table-cell office:value-type="float" office:value="113.07" table:style-name="ce5">
            <text:p>113</text:p>
          </table:table-cell>
          <table:table-cell office:value-type="float" office:value="531536" table:style-name="ce5">
            <text:p>531,536</text:p>
          </table:table-cell>
          <table:table-cell office:value-type="float" office:value="0" table:style-name="ce5">
            <text:p>0</text:p>
          </table:table-cell>
          <table:table-cell office:value-type="float" office:value="1760" table:style-name="ce5">
            <text:p>1,7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3296" table:style-name="ce5">
            <text:p>533,2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33296" table:style-name="ce6">
            <text:p>533,29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21" table:style-name="ce5">
            <text:p>21</text:p>
          </table:table-cell>
          <table:table-cell office:value-type="float" office:value="64" table:style-name="ce5">
            <text:p>64</text:p>
          </table:table-cell>
          <table:table-cell office:value-type="float" office:value="62.5" table:style-name="ce5">
            <text:p>63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98.3" table:style-name="ce5">
            <text:p>98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.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101.39999999999999" table:style-name="ce5">
            <text:p>101</text:p>
          </table:table-cell>
          <table:table-cell office:value-type="float" office:value="373387.3299999999" table:style-name="ce5">
            <text:p>373,387</text:p>
          </table:table-cell>
          <table:table-cell office:value-type="float" office:value="6120.42" table:style-name="ce5">
            <text:p>6,120</text:p>
          </table:table-cell>
          <table:table-cell office:value-type="float" office:value="8125" table:style-name="ce5">
            <text:p>8,125</text:p>
          </table:table-cell>
          <table:table-cell office:value-type="float" office:value="161.63999999999999" table:style-name="ce5">
            <text:p>162</text:p>
          </table:table-cell>
          <table:table-cell office:value-type="float" office:value="98187.44" table:style-name="ce5">
            <text:p>98,187</text:p>
          </table:table-cell>
          <table:table-cell office:value-type="float" office:value="42928.359999999993" table:style-name="ce5">
            <text:p>42,928</text:p>
          </table:table-cell>
          <table:table-cell office:value-type="float" office:value="528910.18999999994" table:style-name="ce5">
            <text:p>528,910</text:p>
          </table:table-cell>
          <table:table-cell office:value-type="float" office:value="10890.27" table:style-name="ce6">
            <text:p>10,890</text:p>
          </table:table-cell>
          <table:table-cell office:value-type="float" office:value="3456" table:style-name="ce6">
            <text:p>3,456</text:p>
          </table:table-cell>
          <table:table-cell office:value-type="float" office:value="14346.27" table:style-name="ce6">
            <text:p>14,346</text:p>
          </table:table-cell>
          <table:table-cell office:value-type="float" office:value="543256.46" table:style-name="ce6">
            <text:p>543,25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2.19" table:style-name="ce5">
            <text:p>42</text:p>
          </table:table-cell>
          <table:table-cell office:value-type="float" office:value="46" table:style-name="ce5">
            <text:p>46</text:p>
          </table:table-cell>
          <table:table-cell office:value-type="float" office:value="42.1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2.19" table:style-name="ce5">
            <text:p>42</text:p>
          </table:table-cell>
          <table:table-cell office:value-type="float" office:value="345545.22999999952" table:style-name="ce5">
            <text:p>345,5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5545.22999999952" table:style-name="ce5">
            <text:p>345,5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45545.22999999952" table:style-name="ce6">
            <text:p>345,54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5" table:style-name="ce5">
            <text:p>15</text:p>
          </table:table-cell>
          <table:table-cell office:value-type="float" office:value="13.6" table:style-name="ce5">
            <text:p>14</text:p>
          </table:table-cell>
          <table:table-cell office:value-type="float" office:value="153" table:style-name="ce5">
            <text:p>153</text:p>
          </table:table-cell>
          <table:table-cell office:value-type="float" office:value="148.6" table:style-name="ce5">
            <text:p>149</text:p>
          </table:table-cell>
          <table:table-cell office:value-type="float" office:value="62" table:style-name="ce5">
            <text:p>62</text:p>
          </table:table-cell>
          <table:table-cell office:value-type="float" office:value="59.6" table:style-name="ce5">
            <text:p>60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office:value-type="float" office:value="235.99999999999997" table:style-name="ce5">
            <text:p>23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6" table:style-name="ce5">
            <text:p>246</text:p>
          </table:table-cell>
          <table:table-cell office:value-type="float" office:value="236.99999999999997" table:style-name="ce5">
            <text:p>237</text:p>
          </table:table-cell>
          <table:table-cell office:value-type="float" office:value="813951.7300000001" table:style-name="ce5">
            <text:p>813,952</text:p>
          </table:table-cell>
          <table:table-cell office:value-type="float" office:value="2661.22" table:style-name="ce5">
            <text:p>2,661</text:p>
          </table:table-cell>
          <table:table-cell office:value-type="float" office:value="60975.38" table:style-name="ce5">
            <text:p>60,975</text:p>
          </table:table-cell>
          <table:table-cell office:value-type="float" office:value="1029.78" table:style-name="ce5">
            <text:p>1,030</text:p>
          </table:table-cell>
          <table:table-cell office:value-type="float" office:value="210088.15000000002" table:style-name="ce5">
            <text:p>210,088</text:p>
          </table:table-cell>
          <table:table-cell office:value-type="float" office:value="99415.319999999992" table:style-name="ce5">
            <text:p>99,415</text:p>
          </table:table-cell>
          <table:table-cell office:value-type="float" office:value="1188121.5800000003" table:style-name="ce5">
            <text:p>1,188,122</text:p>
          </table:table-cell>
          <table:table-cell office:value-type="float" office:value="2361.0300000000002" table:style-name="ce6">
            <text:p>2,361</text:p>
          </table:table-cell>
          <table:table-cell office:value-type="float" office:value="0" table:style-name="ce6">
            <text:p>0</text:p>
          </table:table-cell>
          <table:table-cell office:value-type="float" office:value="2361.0300000000002" table:style-name="ce6">
            <text:p>2,361</text:p>
          </table:table-cell>
          <table:table-cell office:value-type="float" office:value="1190482.6100000003" table:style-name="ce6">
            <text:p>1,190,48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6" table:style-name="ce5">
            <text:p>46</text:p>
          </table:table-cell>
          <table:table-cell office:value-type="float" office:value="44.96" table:style-name="ce5">
            <text:p>45</text:p>
          </table:table-cell>
          <table:table-cell office:value-type="float" office:value="29" table:style-name="ce5">
            <text:p>29</text:p>
          </table:table-cell>
          <table:table-cell office:value-type="float" office:value="28.71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700000000000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7000000000001" table:style-name="ce5">
            <text:p>91</text:p>
          </table:table-cell>
          <table:table-cell office:value-type="float" office:value="364746.64" table:style-name="ce5">
            <text:p>364,747</text:p>
          </table:table-cell>
          <table:table-cell office:value-type="float" office:value="5585.29" table:style-name="ce5">
            <text:p>5,585</text:p>
          </table:table-cell>
          <table:table-cell office:value-type="float" office:value="1680" table:style-name="ce5">
            <text:p>1,680</text:p>
          </table:table-cell>
          <table:table-cell office:value-type="float" office:value="0" table:style-name="ce5">
            <text:p>0</text:p>
          </table:table-cell>
          <table:table-cell office:value-type="float" office:value="112099.48" table:style-name="ce5">
            <text:p>112,099</text:p>
          </table:table-cell>
          <table:table-cell office:value-type="float" office:value="44806.74" table:style-name="ce5">
            <text:p>44,807</text:p>
          </table:table-cell>
          <table:table-cell office:value-type="float" office:value="528918.15" table:style-name="ce5">
            <text:p>528,9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28918.15" table:style-name="ce6">
            <text:p>528,91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45999999999998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8.6081000000000003" table:style-name="ce5">
            <text:p>9</text:p>
          </table:table-cell>
          <table:table-cell office:value-type="float" office:value="23" table:style-name="ce5">
            <text:p>23</text:p>
          </table:table-cell>
          <table:table-cell office:value-type="float" office:value="22.4054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6.215399999999999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4" table:style-name="ce5">
            <text:p>64</text:p>
          </table:table-cell>
          <table:table-cell office:value-type="float" office:value="61.823499999999996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61.823499999999996" table:style-name="ce5">
            <text:p>62</text:p>
          </table:table-cell>
          <table:table-cell office:value-type="float" office:value="230135.39" table:style-name="ce5">
            <text:p>230,135</text:p>
          </table:table-cell>
          <table:table-cell office:value-type="float" office:value="4210.3500000000004" table:style-name="ce5">
            <text:p>4,210</text:p>
          </table:table-cell>
          <table:table-cell office:value-type="float" office:value="5323.6100000000006" table:style-name="ce5">
            <text:p>5,324</text:p>
          </table:table-cell>
          <table:table-cell office:value-type="float" office:value="0" table:style-name="ce5">
            <text:p>0</text:p>
          </table:table-cell>
          <table:table-cell office:value-type="float" office:value="64517.53" table:style-name="ce5">
            <text:p>64,518</text:p>
          </table:table-cell>
          <table:table-cell office:value-type="float" office:value="25887.54" table:style-name="ce5">
            <text:p>25,888</text:p>
          </table:table-cell>
          <table:table-cell office:value-type="float" office:value="330074.42" table:style-name="ce5">
            <text:p>330,07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0074.42" table:style-name="ce6">
            <text:p>330,074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Hartley, Robert</meta:initial-creator>
    <dc:creator>Dale, Harriet | (She/Hers)</dc:creator>
    <meta:creation-date>2022-09-30T10:29:42Z</meta:creation-date>
    <dc:date>2025-03-05T16:40:03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